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usX3" svg:font-family="JuniusX" style:font-pitch="variable"/>
    <style:font-face style:name="JuniusX1" svg:font-family="JuniusX" style:font-adornments="Bold" style:font-pitch="variable"/>
    <style:font-face style:name="JuniusX"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1" svg:font-family="JuniusX:cv05=1" style:font-pitch="variable"/>
    <style:font-face style:name="JuniusX:cv05=1&amp;smcp" svg:font-family="JuniusX:cv05=1&amp;smcp" style:font-pitch="variable"/>
    <style:font-face style:name="JuniusX:cv05=2" svg:font-family="JuniusX:cv05=2" style:font-pitch="variable"/>
    <style:font-face style:name="JuniusX:cv07=1" svg:font-family="JuniusX:cv07=1"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1" svg:font-family="JuniusX:cv13=1" style:font-pitch="variable"/>
    <style:font-face style:name="JuniusX:cv13=2" svg:font-family="JuniusX:cv13=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1" svg:font-family="JuniusX:cv18=1" style:font-pitch="variable"/>
    <style:font-face style:name="JuniusX:cv18=1&amp;smcp" svg:font-family="JuniusX:cv18=1&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1" svg:font-family="JuniusX:cv24=1" style:font-pitch="variable"/>
    <style:font-face style:name="JuniusX:cv24=1&amp;smcp" svg:font-family="JuniusX:cv24=1&amp;smcp"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6&amp;smcp" svg:font-family="JuniusX:cv26&amp;smcp"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50" svg:font-family="JuniusX:cv50" style:font-pitch="variable"/>
    <style:font-face style:name="JuniusX:cv51" svg:font-family="JuniusX:cv51" style:font-pitch="variable"/>
    <style:font-face style:name="JuniusX:dlig" svg:font-family="JuniusX:dlig" style:font-pitch="variable"/>
    <style:font-face style:name="JuniusX:hist" svg:font-family="JuniusX:hist" style:font-pitch="variable"/>
    <style:font-face style:name="JuniusX:hlig" svg:font-family="JuniusX:hlig"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s01" svg:font-family="JuniusX:ss0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9b8a" officeooo:paragraph-rsid="00069b8a"/>
    </style:style>
    <style:style style:name="P2" style:family="paragraph" style:parent-style-name="Standard">
      <style:text-properties style:font-name="JuniusX3" officeooo:rsid="00069b8a" officeooo:paragraph-rsid="00069b8a"/>
    </style:style>
    <style:style style:name="P3" style:family="paragraph" style:parent-style-name="Standard">
      <style:text-properties style:font-name="JuniusX3" officeooo:rsid="000b5cc7" officeooo:paragraph-rsid="000b5cc7"/>
    </style:style>
    <style:style style:name="P4" style:family="paragraph" style:parent-style-name="Standard">
      <style:text-properties style:font-name="JuniusX3" officeooo:rsid="000c028c" officeooo:paragraph-rsid="000c028c"/>
    </style:style>
    <style:style style:name="P5" style:family="paragraph" style:parent-style-name="Standard">
      <style:text-properties style:font-name="JuniusX3" officeooo:rsid="0016a143" officeooo:paragraph-rsid="0016a143"/>
    </style:style>
    <style:style style:name="P6" style:family="paragraph" style:parent-style-name="Standard">
      <style:text-properties style:font-name="JuniusX3" officeooo:rsid="0012aefd" officeooo:paragraph-rsid="0012aefd"/>
    </style:style>
    <style:style style:name="P7" style:family="paragraph" style:parent-style-name="Standard">
      <style:text-properties style:font-name="JuniusX3" officeooo:rsid="001abfc7" officeooo:paragraph-rsid="001abfc7"/>
    </style:style>
    <style:style style:name="P8" style:family="paragraph" style:parent-style-name="Standard">
      <style:text-properties style:font-name="JuniusX3" officeooo:rsid="000a07c2" officeooo:paragraph-rsid="003b9e9e"/>
    </style:style>
    <style:style style:name="P9" style:family="paragraph" style:parent-style-name="Standard">
      <style:text-properties style:font-name="JuniusX3" officeooo:rsid="00360fd2" officeooo:paragraph-rsid="00360fd2"/>
    </style:style>
    <style:style style:name="P10" style:family="paragraph" style:parent-style-name="Standard">
      <style:text-properties style:font-name="JuniusX3" officeooo:rsid="004c8ed2" officeooo:paragraph-rsid="004c8ed2"/>
    </style:style>
    <style:style style:name="P11" style:family="paragraph" style:parent-style-name="Standard">
      <style:text-properties style:font-name="JuniusX3" fo:font-size="14pt" officeooo:rsid="0037cf74" officeooo:paragraph-rsid="0051e39c"/>
    </style:style>
    <style:style style:name="P12" style:family="paragraph" style:parent-style-name="Standard">
      <style:text-properties officeooo:paragraph-rsid="000d2b7c"/>
    </style:style>
    <style:style style:name="P13" style:family="paragraph" style:parent-style-name="Standard">
      <style:text-properties officeooo:rsid="000ebddd" officeooo:paragraph-rsid="000ebddd"/>
    </style:style>
    <style:style style:name="P14" style:family="paragraph" style:parent-style-name="Standard">
      <style:text-properties officeooo:rsid="000f34a1" officeooo:paragraph-rsid="000f34a1"/>
    </style:style>
    <style:style style:name="P15" style:family="paragraph" style:parent-style-name="Standard">
      <style:text-properties officeooo:rsid="00101d9d" officeooo:paragraph-rsid="00101d9d"/>
    </style:style>
    <style:style style:name="P16" style:family="paragraph" style:parent-style-name="Standard">
      <style:text-properties officeooo:rsid="0010ee1e" officeooo:paragraph-rsid="0010ee1e"/>
    </style:style>
    <style:style style:name="P17" style:family="paragraph" style:parent-style-name="Standard">
      <style:text-properties officeooo:paragraph-rsid="0010ee1e"/>
    </style:style>
    <style:style style:name="P18" style:family="paragraph" style:parent-style-name="Standard">
      <style:text-properties officeooo:rsid="0012aefd" officeooo:paragraph-rsid="0012aefd"/>
    </style:style>
    <style:style style:name="P19" style:family="paragraph" style:parent-style-name="Standard">
      <style:text-properties officeooo:rsid="001521aa" officeooo:paragraph-rsid="001521aa"/>
    </style:style>
    <style:style style:name="P20" style:family="paragraph" style:parent-style-name="Standard">
      <style:text-properties officeooo:rsid="001d3c37" officeooo:paragraph-rsid="001d3c37"/>
    </style:style>
    <style:style style:name="P21" style:family="paragraph" style:parent-style-name="Standard">
      <style:text-properties officeooo:paragraph-rsid="001f7b7d"/>
    </style:style>
    <style:style style:name="P22" style:family="paragraph" style:parent-style-name="Standard">
      <style:text-properties officeooo:rsid="0022fd71" officeooo:paragraph-rsid="0022fd71"/>
    </style:style>
    <style:style style:name="P23" style:family="paragraph" style:parent-style-name="Standard">
      <style:text-properties officeooo:paragraph-rsid="0022fd71"/>
    </style:style>
    <style:style style:name="P24" style:family="paragraph" style:parent-style-name="Standard">
      <style:text-properties officeooo:rsid="00235256" officeooo:paragraph-rsid="00235256"/>
    </style:style>
    <style:style style:name="P25" style:family="paragraph" style:parent-style-name="Standard">
      <style:text-properties officeooo:rsid="0023cc65" officeooo:paragraph-rsid="0023cc65"/>
    </style:style>
    <style:style style:name="P26" style:family="paragraph" style:parent-style-name="Standard">
      <style:text-properties officeooo:rsid="00240db3" officeooo:paragraph-rsid="00240db3"/>
    </style:style>
    <style:style style:name="P27" style:family="paragraph" style:parent-style-name="Standard">
      <style:text-properties officeooo:rsid="002497c6" officeooo:paragraph-rsid="002497c6"/>
    </style:style>
    <style:style style:name="P28" style:family="paragraph" style:parent-style-name="Standard">
      <style:text-properties officeooo:rsid="0025cf0d" officeooo:paragraph-rsid="0025cf0d"/>
    </style:style>
    <style:style style:name="P29" style:family="paragraph" style:parent-style-name="Standard">
      <style:text-properties officeooo:paragraph-rsid="0025cf0d"/>
    </style:style>
    <style:style style:name="P30" style:family="paragraph" style:parent-style-name="Standard">
      <style:text-properties officeooo:rsid="0026f3b3" officeooo:paragraph-rsid="0026f3b3"/>
    </style:style>
    <style:style style:name="P31" style:family="paragraph" style:parent-style-name="Standard">
      <style:text-properties officeooo:rsid="0029fb72" officeooo:paragraph-rsid="0029fb72"/>
    </style:style>
    <style:style style:name="P32" style:family="paragraph" style:parent-style-name="Standard">
      <style:text-properties officeooo:rsid="002ba271" officeooo:paragraph-rsid="002ba271"/>
    </style:style>
    <style:style style:name="P33" style:family="paragraph" style:parent-style-name="Standard">
      <style:text-properties officeooo:rsid="002d5612" officeooo:paragraph-rsid="002d5612"/>
    </style:style>
    <style:style style:name="P34" style:family="paragraph" style:parent-style-name="Standard">
      <style:text-properties officeooo:rsid="002de908" officeooo:paragraph-rsid="002de908"/>
    </style:style>
    <style:style style:name="P35" style:family="paragraph" style:parent-style-name="Standard">
      <style:text-properties officeooo:rsid="002e2638" officeooo:paragraph-rsid="002e2638"/>
    </style:style>
    <style:style style:name="P36" style:family="paragraph" style:parent-style-name="Standard">
      <style:text-properties officeooo:rsid="003018e3" officeooo:paragraph-rsid="003018e3"/>
    </style:style>
    <style:style style:name="P37" style:family="paragraph" style:parent-style-name="Standard">
      <style:text-properties officeooo:rsid="00316ff8" officeooo:paragraph-rsid="00316ff8"/>
    </style:style>
    <style:style style:name="P38" style:family="paragraph" style:parent-style-name="Standard">
      <style:text-properties officeooo:rsid="0032725c" officeooo:paragraph-rsid="0032725c"/>
    </style:style>
    <style:style style:name="P39" style:family="paragraph" style:parent-style-name="Standard">
      <style:text-properties officeooo:rsid="00342c7a" officeooo:paragraph-rsid="00342c7a"/>
    </style:style>
    <style:style style:name="P40" style:family="paragraph" style:parent-style-name="Standard">
      <style:text-properties officeooo:rsid="00360fd2" officeooo:paragraph-rsid="00360fd2"/>
    </style:style>
    <style:style style:name="P41" style:family="paragraph" style:parent-style-name="Standard">
      <style:text-properties officeooo:paragraph-rsid="00360fd2"/>
    </style:style>
    <style:style style:name="P42" style:family="paragraph" style:parent-style-name="Standard">
      <style:text-properties officeooo:paragraph-rsid="001c72fa"/>
    </style:style>
    <style:style style:name="P43" style:family="paragraph" style:parent-style-name="Standard">
      <style:text-properties officeooo:paragraph-rsid="00069b8a"/>
    </style:style>
    <style:style style:name="P44" style:family="paragraph" style:parent-style-name="Standard">
      <style:text-properties officeooo:rsid="004c8ed2" officeooo:paragraph-rsid="004c8ed2"/>
    </style:style>
    <style:style style:name="P45" style:family="paragraph" style:parent-style-name="Standard">
      <style:text-properties officeooo:rsid="00296ad3" officeooo:paragraph-rsid="00296ad3"/>
    </style:style>
    <style:style style:name="P46" style:family="paragraph" style:parent-style-name="Standard">
      <style:text-properties officeooo:rsid="00299cd9" officeooo:paragraph-rsid="00299cd9"/>
    </style:style>
    <style:style style:name="P47" style:family="paragraph" style:parent-style-name="Standard">
      <style:text-properties officeooo:rsid="002d2f2c" officeooo:paragraph-rsid="002d2f2c"/>
    </style:style>
    <style:style style:name="P48" style:family="paragraph" style:parent-style-name="Standard">
      <style:paragraph-properties fo:margin-left="0.4925in" fo:margin-right="0in" fo:text-indent="0in" style:auto-text-indent="false"/>
      <style:text-properties officeooo:rsid="00069b8a" officeooo:paragraph-rsid="00069b8a"/>
    </style:style>
    <style:style style:name="P49" style:family="paragraph" style:parent-style-name="Standard">
      <style:paragraph-properties fo:margin-left="0.4925in" fo:margin-right="0in" fo:text-indent="0in" style:auto-text-indent="false"/>
      <style:text-properties style:font-name="JuniusX3" officeooo:rsid="000c028c" officeooo:paragraph-rsid="000c028c"/>
    </style:style>
    <style:style style:name="P50" style:family="paragraph" style:parent-style-name="Standard">
      <style:text-properties style:font-name="JuniusX3" officeooo:rsid="001abfc7" officeooo:paragraph-rsid="00550f15"/>
    </style:style>
    <style:style style:name="P51" style:family="paragraph" style:parent-style-name="Heading_20_2">
      <style:text-properties officeooo:paragraph-rsid="004c8ed2"/>
    </style:style>
    <style:style style:name="T1" style:family="text">
      <style:text-properties style:font-name="JuniusX:nalt=1"/>
    </style:style>
    <style:style style:name="T2" style:family="text">
      <style:text-properties style:font-name="JuniusX:nalt=2"/>
    </style:style>
    <style:style style:name="T3" style:family="text">
      <style:text-properties style:font-name="JuniusX:nalt=3"/>
    </style:style>
    <style:style style:name="T4" style:family="text">
      <style:text-properties style:font-name="JuniusX:nalt=4"/>
    </style:style>
    <style:style style:name="T5" style:family="text">
      <style:text-properties style:font-name="JuniusX:nalt=5"/>
    </style:style>
    <style:style style:name="T6" style:family="text">
      <style:text-properties style:font-name="JuniusX:onum&amp;tnum"/>
    </style:style>
    <style:style style:name="T7" style:family="text">
      <style:text-properties style:font-name="JuniusX:onum&amp;tnum" officeooo:rsid="003fa184"/>
    </style:style>
    <style:style style:name="T8" style:family="text">
      <style:text-properties style:font-name="JuniusX:onum"/>
    </style:style>
    <style:style style:name="T9" style:family="text">
      <style:text-properties style:font-name="JuniusX:onum" officeooo:rsid="003fa184"/>
    </style:style>
    <style:style style:name="T10" style:family="text">
      <style:text-properties style:font-name="JuniusX:onum&amp;pnum"/>
    </style:style>
    <style:style style:name="T11" style:family="text">
      <style:text-properties style:font-name="JuniusX:onum&amp;pnum" officeooo:rsid="003fa184"/>
    </style:style>
    <style:style style:name="T12" style:family="text">
      <style:text-properties style:font-name="JuniusX:onum&amp;pnum" officeooo:rsid="00069b8a"/>
    </style:style>
    <style:style style:name="T13" style:family="text">
      <style:text-properties style:font-name="JuniusX:pnum"/>
    </style:style>
    <style:style style:name="T14" style:family="text">
      <style:text-properties style:font-name="JuniusX:pnum" officeooo:rsid="00069b8a"/>
    </style:style>
    <style:style style:name="T15" style:family="text">
      <style:text-properties style:font-name="JuniusX:pnum" officeooo:rsid="003fa184"/>
    </style:style>
    <style:style style:name="T16" style:family="text">
      <style:text-properties officeooo:rsid="000a07c2"/>
    </style:style>
    <style:style style:name="T17" style:family="text">
      <style:text-properties style:font-name="JuniusX:c2sc" officeooo:rsid="000a07c2"/>
    </style:style>
    <style:style style:name="T18" style:family="text">
      <style:text-properties style:font-name="JuniusX:smcp" officeooo:rsid="000a07c2"/>
    </style:style>
    <style:style style:name="T19" style:family="text">
      <style:text-properties style:font-name="JuniusX3"/>
    </style:style>
    <style:style style:name="T20" style:family="text">
      <style:text-properties style:font-name="JuniusX3" officeooo:rsid="000a07c2"/>
    </style:style>
    <style:style style:name="T21" style:family="text">
      <style:text-properties style:font-name="JuniusX3" officeooo:rsid="000d2b7c"/>
    </style:style>
    <style:style style:name="T22" style:family="text">
      <style:text-properties style:font-name="JuniusX3" officeooo:rsid="0010ee1e"/>
    </style:style>
    <style:style style:name="T23" style:family="text">
      <style:text-properties style:font-name="JuniusX3" officeooo:rsid="001957de"/>
    </style:style>
    <style:style style:name="T24" style:family="text">
      <style:text-properties style:font-name="JuniusX3" officeooo:rsid="00360fd2"/>
    </style:style>
    <style:style style:name="T25" style:family="text">
      <style:text-properties style:font-name="JuniusX3" officeooo:rsid="00484885"/>
    </style:style>
    <style:style style:name="T26" style:family="text">
      <style:text-properties style:font-name="JuniusX3" officeooo:rsid="004c8ed2"/>
    </style:style>
    <style:style style:name="T27" style:family="text">
      <style:text-properties style:font-name="JuniusX3" fo:font-size="14pt" officeooo:rsid="004c8ed2"/>
    </style:style>
    <style:style style:name="T28" style:family="text">
      <style:text-properties style:font-name="JuniusX3" fo:font-size="14pt" officeooo:rsid="0051e39c"/>
    </style:style>
    <style:style style:name="T29" style:family="text">
      <style:text-properties style:font-name="JuniusX3" officeooo:rsid="004eb100"/>
    </style:style>
    <style:style style:name="T30" style:family="text">
      <style:text-properties style:font-name="JuniusX3" officeooo:rsid="0051e39c"/>
    </style:style>
    <style:style style:name="T31" style:family="text">
      <style:text-properties style:font-name="JuniusX:pcap" officeooo:rsid="000a07c2"/>
    </style:style>
    <style:style style:name="T32" style:family="text">
      <style:text-properties style:font-name="JuniusX:case" officeooo:rsid="000a07c2"/>
    </style:style>
    <style:style style:name="T33" style:family="text">
      <style:text-properties style:font-name="JuniusX:zero"/>
    </style:style>
    <style:style style:name="T34" style:family="text">
      <style:text-properties style:font-name="JuniusX:zero&amp;pnum"/>
    </style:style>
    <style:style style:name="T35" style:family="text">
      <style:text-properties style:font-name="JuniusX:zero&amp;onum"/>
    </style:style>
    <style:style style:name="T36" style:family="text">
      <style:text-properties style:font-name="JuniusX:zero&amp;onum&amp;pnum"/>
    </style:style>
    <style:style style:name="T37" style:family="text">
      <style:text-properties style:font-name="JuniusX:zero&amp;sups"/>
    </style:style>
    <style:style style:name="T38" style:family="text">
      <style:text-properties style:font-name="JuniusX:zero&amp;subs"/>
    </style:style>
    <style:style style:name="T39" style:family="text">
      <style:text-properties style:font-name="JuniusX:zero&amp;onum&amp;pnum&amp;subs"/>
    </style:style>
    <style:style style:name="T40" style:family="text">
      <style:text-properties style:font-name="JuniusX:zero&amp;onum&amp;pnum&amp;sups"/>
    </style:style>
    <style:style style:name="T41" style:family="text">
      <style:text-properties style:font-name="JuniusX:sups"/>
    </style:style>
    <style:style style:name="T42" style:family="text">
      <style:text-properties style:font-name="JuniusX:pnum&amp;onum&amp;sups"/>
    </style:style>
    <style:style style:name="T43" style:family="text">
      <style:text-properties style:font-name="JuniusX:subs"/>
    </style:style>
    <style:style style:name="T44" style:family="text">
      <style:text-properties style:font-name="JuniusX:pnum&amp;onum&amp;subs"/>
    </style:style>
    <style:style style:name="T45" style:family="text">
      <style:text-properties style:font-name="JuniusX:ornm=1"/>
    </style:style>
    <style:style style:name="T46" style:family="text">
      <style:text-properties style:font-name="JuniusX:ornm=2"/>
    </style:style>
    <style:style style:name="T47" style:family="text">
      <style:text-properties style:font-name="JuniusX:ornm=3"/>
    </style:style>
    <style:style style:name="T48" style:family="text">
      <style:text-properties style:font-name="JuniusX:ornm=4"/>
    </style:style>
    <style:style style:name="T49" style:family="text">
      <style:text-properties style:font-name="JuniusX:ornm"/>
    </style:style>
    <style:style style:name="T50" style:family="text">
      <style:text-properties style:font-name="JuniusX:ss01" officeooo:rsid="000d2b7c"/>
    </style:style>
    <style:style style:name="T51" style:family="text">
      <style:text-properties style:font-name="JuniusX:ss02"/>
    </style:style>
    <style:style style:name="T52" style:family="text">
      <style:text-properties style:font-name="JuniusX:hist"/>
    </style:style>
    <style:style style:name="T53" style:family="text">
      <style:text-properties style:font-name="JuniusX:ss03"/>
    </style:style>
    <style:style style:name="T54" style:family="text">
      <style:text-properties style:font-name="JuniusX:ss04"/>
    </style:style>
    <style:style style:name="T55" style:family="text">
      <style:text-properties style:font-name="JuniusX:ss05"/>
    </style:style>
    <style:style style:name="T56" style:family="text">
      <style:text-properties style:font-name="JuniusX:ss06"/>
    </style:style>
    <style:style style:name="T57" style:family="text">
      <style:text-properties style:font-name="JuniusX:ss07"/>
    </style:style>
    <style:style style:name="T58" style:family="text">
      <style:text-properties style:font-name="JuniusX:ss08"/>
    </style:style>
    <style:style style:name="T59" style:family="text">
      <style:text-properties style:font-name="JuniusX:ss11"/>
    </style:style>
    <style:style style:name="T60" style:family="text">
      <style:text-properties style:font-name="JuniusX:ss12"/>
    </style:style>
    <style:style style:name="T61" style:family="text">
      <style:text-properties style:font-name="JuniusX:ss12" officeooo:rsid="0010ee1e"/>
    </style:style>
    <style:style style:name="T62" style:family="text">
      <style:text-properties style:font-name="JuniusX:ss13"/>
    </style:style>
    <style:style style:name="T63" style:family="text">
      <style:text-properties style:font-name="JuniusX:ss14"/>
    </style:style>
    <style:style style:name="T64" style:family="text">
      <style:text-properties style:font-name="JuniusX:ss14" officeooo:rsid="0010ee1e"/>
    </style:style>
    <style:style style:name="T65" style:family="text">
      <style:text-properties style:font-name="JuniusX:ss14&amp;ss15"/>
    </style:style>
    <style:style style:name="T66" style:family="text">
      <style:text-properties style:font-name="JuniusX:ss16"/>
    </style:style>
    <style:style style:name="T67" style:family="text">
      <style:text-properties style:font-name="JuniusX:ss19"/>
    </style:style>
    <style:style style:name="T68" style:family="text">
      <style:text-properties style:font-name="JuniusX:cv01=4"/>
    </style:style>
    <style:style style:name="T69" style:family="text">
      <style:text-properties style:font-name="JuniusX:cv01=5"/>
    </style:style>
    <style:style style:name="T70" style:family="text">
      <style:text-properties style:font-name="JuniusX:cv01=3"/>
    </style:style>
    <style:style style:name="T71" style:family="text">
      <style:text-properties style:font-name="JuniusX:cv01=2"/>
    </style:style>
    <style:style style:name="T72" style:family="text">
      <style:text-properties style:font-name="JuniusX:cv01=1"/>
    </style:style>
    <style:style style:name="T73" style:family="text">
      <style:text-properties style:font-name="JuniusX:cv02=1"/>
    </style:style>
    <style:style style:name="T74" style:family="text">
      <style:text-properties style:font-name="JuniusX:cv02=2"/>
    </style:style>
    <style:style style:name="T75" style:family="text">
      <style:text-properties style:font-name="JuniusX:cv02=3"/>
    </style:style>
    <style:style style:name="T76" style:family="text">
      <style:text-properties style:font-name="JuniusX:cv02=1&amp;smcp"/>
    </style:style>
    <style:style style:name="T77" style:family="text">
      <style:text-properties style:font-name="JuniusX:cv04=1"/>
    </style:style>
    <style:style style:name="T78" style:family="text">
      <style:text-properties style:font-name="JuniusX:cv05=2"/>
    </style:style>
    <style:style style:name="T79" style:family="text">
      <style:text-properties style:font-name="JuniusX:cv05=1"/>
    </style:style>
    <style:style style:name="T80" style:family="text">
      <style:text-properties style:font-name="JuniusX:cv07=1"/>
    </style:style>
    <style:style style:name="T81" style:family="text">
      <style:text-properties style:font-name="JuniusX:cv07=2"/>
    </style:style>
    <style:style style:name="T82" style:family="text">
      <style:text-properties style:font-name="JuniusX:cv07=3"/>
    </style:style>
    <style:style style:name="T83" style:family="text">
      <style:text-properties style:font-name="JuniusX:cv08=1"/>
    </style:style>
    <style:style style:name="T84" style:family="text">
      <style:text-properties style:font-name="JuniusX:cv08=2"/>
    </style:style>
    <style:style style:name="T85" style:family="text">
      <style:text-properties officeooo:rsid="001c72fa"/>
    </style:style>
    <style:style style:name="T86" style:family="text">
      <style:text-properties style:font-name="JuniusX:cv09=1" officeooo:rsid="001c72fa"/>
    </style:style>
    <style:style style:name="T87" style:family="text">
      <style:text-properties style:font-name="JuniusX:cv09=5" officeooo:rsid="001c72fa"/>
    </style:style>
    <style:style style:name="T88" style:family="text">
      <style:text-properties style:font-name="JuniusX:cv09=4" officeooo:rsid="001c72fa"/>
    </style:style>
    <style:style style:name="T89" style:family="text">
      <style:text-properties style:font-name="JuniusX:cv09=3" officeooo:rsid="001c72fa"/>
    </style:style>
    <style:style style:name="T90" style:family="text">
      <style:text-properties style:font-name="JuniusX:cv09=2" officeooo:rsid="001c72fa"/>
    </style:style>
    <style:style style:name="T91" style:family="text">
      <style:text-properties style:font-name="JuniusX:cv10=1"/>
    </style:style>
    <style:style style:name="T92" style:family="text">
      <style:text-properties style:font-name="JuniusX:cv10=1&amp;smcp"/>
    </style:style>
    <style:style style:name="T93" style:family="text">
      <style:text-properties officeooo:rsid="001ebf2c"/>
    </style:style>
    <style:style style:name="T94" style:family="text">
      <style:text-properties style:font-name="JuniusX:cv10=5" officeooo:rsid="001ebf2c"/>
    </style:style>
    <style:style style:name="T95" style:family="text">
      <style:text-properties style:font-name="JuniusX:cv10=4" officeooo:rsid="001ebf2c"/>
    </style:style>
    <style:style style:name="T96" style:family="text">
      <style:text-properties style:font-name="JuniusX:cv10=3" officeooo:rsid="001ebf2c"/>
    </style:style>
    <style:style style:name="T97" style:family="text">
      <style:text-properties style:font-name="JuniusX:cv10=2" officeooo:rsid="001ebf2c"/>
    </style:style>
    <style:style style:name="T98" style:family="text">
      <style:text-properties style:font-name="JuniusX:cv11=1"/>
    </style:style>
    <style:style style:name="T99" style:family="text">
      <style:text-properties style:font-name="JuniusX:cv11=1&amp;ss07"/>
    </style:style>
    <style:style style:name="T100" style:family="text">
      <style:text-properties style:font-name="JuniusX:cv11=1&amp;ss07&amp;smcp"/>
    </style:style>
    <style:style style:name="T101" style:family="text">
      <style:text-properties style:font-name="JuniusX:cv11=1&amp;smcp"/>
    </style:style>
    <style:style style:name="T102" style:family="text">
      <style:text-properties officeooo:rsid="0022fd71"/>
    </style:style>
    <style:style style:name="T103" style:family="text">
      <style:text-properties style:font-name="JuniusX:cv12"/>
    </style:style>
    <style:style style:name="T104" style:family="text">
      <style:text-properties style:font-name="JuniusX:cv13=2"/>
    </style:style>
    <style:style style:name="T105" style:family="text">
      <style:text-properties style:font-name="JuniusX:cv13=1"/>
    </style:style>
    <style:style style:name="T106" style:family="text">
      <style:text-properties style:font-name="JuniusX:cv15=3" officeooo:rsid="0022fd71"/>
    </style:style>
    <style:style style:name="T107" style:family="text">
      <style:text-properties style:font-name="JuniusX:cv15=2" fo:font-size="14pt" officeooo:rsid="0022fd71"/>
    </style:style>
    <style:style style:name="T108" style:family="text">
      <style:text-properties style:font-name="JuniusX:cv15=1" officeooo:rsid="0022fd71"/>
    </style:style>
    <style:style style:name="T109" style:family="text">
      <style:text-properties style:font-name="JuniusX:cv16=1"/>
    </style:style>
    <style:style style:name="T110" style:family="text">
      <style:text-properties style:font-name="JuniusX:cv17"/>
    </style:style>
    <style:style style:name="T111" style:family="text">
      <style:text-properties style:font-name="JuniusX:cv18=3"/>
    </style:style>
    <style:style style:name="T112" style:family="text">
      <style:text-properties style:font-name="JuniusX:cv18=2"/>
    </style:style>
    <style:style style:name="T113" style:family="text">
      <style:text-properties style:font-name="JuniusX:cv18=1"/>
    </style:style>
    <style:style style:name="T114" style:family="text">
      <style:text-properties style:font-name="JuniusX:cv18=1&amp;smcp"/>
    </style:style>
    <style:style style:name="T115" style:family="text">
      <style:text-properties style:font-name="JuniusX:cv18=2&amp;smcp"/>
    </style:style>
    <style:style style:name="T116" style:family="text">
      <style:text-properties style:font-name="JuniusX:cv19=2"/>
    </style:style>
    <style:style style:name="T117" style:family="text">
      <style:text-properties style:font-name="JuniusX:cv19=2&amp;smcp"/>
    </style:style>
    <style:style style:name="T118" style:family="text">
      <style:text-properties style:font-name="JuniusX:cv19=1"/>
    </style:style>
    <style:style style:name="T119" style:family="text">
      <style:text-properties style:font-name="JuniusX:cv19=1&amp;smcp"/>
    </style:style>
    <style:style style:name="T120" style:family="text">
      <style:text-properties style:font-name="JuniusX:cv21=4"/>
    </style:style>
    <style:style style:name="T121" style:family="text">
      <style:text-properties style:font-name="JuniusX:cv21=3"/>
    </style:style>
    <style:style style:name="T122" style:family="text">
      <style:text-properties style:font-name="JuniusX:cv21=2"/>
    </style:style>
    <style:style style:name="T123" style:family="text">
      <style:text-properties style:font-name="JuniusX:cv21=1"/>
    </style:style>
    <style:style style:name="T124" style:family="text">
      <style:text-properties style:font-name="JuniusX:cv22"/>
    </style:style>
    <style:style style:name="T125" style:family="text">
      <style:text-properties officeooo:rsid="0025cf0d"/>
    </style:style>
    <style:style style:name="T126" style:family="text">
      <style:text-properties style:font-name="JuniusX:cv23" fo:font-size="14pt" officeooo:rsid="0025cf0d"/>
    </style:style>
    <style:style style:name="T127" style:family="text">
      <style:text-properties style:font-name="JuniusX:cv24=2"/>
    </style:style>
    <style:style style:name="T128" style:family="text">
      <style:text-properties style:font-name="JuniusX:cv24=1"/>
    </style:style>
    <style:style style:name="T129" style:family="text">
      <style:text-properties style:font-name="JuniusX:cv24=1&amp;smcp"/>
    </style:style>
    <style:style style:name="T130" style:family="text">
      <style:text-properties style:font-name="JuniusX:cv24=2&amp;smcp"/>
    </style:style>
    <style:style style:name="T131" style:family="text">
      <style:text-properties style:font-name="JuniusX:cv25=3"/>
    </style:style>
    <style:style style:name="T132" style:family="text">
      <style:text-properties style:font-name="JuniusX:cv25=2"/>
    </style:style>
    <style:style style:name="T133" style:family="text">
      <style:text-properties style:font-name="JuniusX:cv25=4"/>
    </style:style>
    <style:style style:name="T134" style:family="text">
      <style:text-properties style:font-name="JuniusX:cv25=1"/>
    </style:style>
    <style:style style:name="T135" style:family="text">
      <style:text-properties style:font-name="JuniusX:cv25=1&amp;smcp"/>
    </style:style>
    <style:style style:name="T136" style:family="text">
      <style:text-properties style:font-name="JuniusX:cv26"/>
    </style:style>
    <style:style style:name="T137" style:family="text">
      <style:text-properties style:font-name="JuniusX:cv26&amp;smcp"/>
    </style:style>
    <style:style style:name="T138" style:family="text">
      <style:text-properties officeooo:rsid="00299cd9"/>
    </style:style>
    <style:style style:name="T139" style:family="text">
      <style:text-properties style:font-name="JuniusX:cv28=2"/>
    </style:style>
    <style:style style:name="T140" style:family="text">
      <style:text-properties style:font-name="JuniusX:cv28=1"/>
    </style:style>
    <style:style style:name="T141" style:family="text">
      <style:text-properties style:font-name="JuniusX" fo:font-size="14pt" officeooo:rsid="003fa184"/>
    </style:style>
    <style:style style:name="T142" style:family="text">
      <style:text-properties style:font-name="JuniusX:cv28=1&amp;smcp"/>
    </style:style>
    <style:style style:name="T143" style:family="text">
      <style:text-properties style:font-name="JuniusX:cv30=2"/>
    </style:style>
    <style:style style:name="T144" style:family="text">
      <style:text-properties style:font-name="JuniusX:cv30=1"/>
    </style:style>
    <style:style style:name="T145" style:family="text">
      <style:text-properties style:font-name="JuniusX:cv31=2"/>
    </style:style>
    <style:style style:name="T146" style:family="text">
      <style:text-properties style:font-name="JuniusX:cv31=1"/>
    </style:style>
    <style:style style:name="T147" style:family="text">
      <style:text-properties style:font-name="JuniusX:cv32"/>
    </style:style>
    <style:style style:name="T148" style:family="text">
      <style:text-properties style:font-name="JuniusX:cv40=2"/>
    </style:style>
    <style:style style:name="T149" style:family="text">
      <style:text-properties style:font-name="JuniusX:cv40"/>
    </style:style>
    <style:style style:name="T150" style:family="text">
      <style:text-properties style:font-name="JuniusX:cv41"/>
    </style:style>
    <style:style style:name="T151" style:family="text">
      <style:text-properties officeooo:rsid="002e2638"/>
    </style:style>
    <style:style style:name="T152" style:family="text">
      <style:text-properties style:font-name="JuniusX:cv42=2"/>
    </style:style>
    <style:style style:name="T153" style:family="text">
      <style:text-properties style:font-name="JuniusX:cv42=1"/>
    </style:style>
    <style:style style:name="T154" style:family="text">
      <style:text-properties style:font-name="JuniusX:cv43"/>
    </style:style>
    <style:style style:name="T155" style:family="text">
      <style:text-properties style:font-name="JuniusX:cv44"/>
    </style:style>
    <style:style style:name="T156" style:family="text">
      <style:text-properties style:font-name="JuniusX:cv45"/>
    </style:style>
    <style:style style:name="T157" style:family="text">
      <style:text-properties style:font-name="JuniusX:cv46"/>
    </style:style>
    <style:style style:name="T158" style:family="text">
      <style:text-properties style:font-name="JuniusX:cv50"/>
    </style:style>
    <style:style style:name="T159" style:family="text">
      <style:text-properties style:font-name="JuniusX:cv51"/>
    </style:style>
    <style:style style:name="T160" style:family="text">
      <style:text-properties style:font-name="JuniusX:ss12&amp;rtlm"/>
    </style:style>
    <style:style style:name="T161" style:family="text">
      <style:text-properties style:font-name="JuniusX:hlig" officeooo:rsid="00360fd2"/>
    </style:style>
    <style:style style:name="T162" style:family="text">
      <style:text-properties style:font-name="JuniusX:dlig" officeooo:rsid="00360fd2"/>
    </style:style>
    <style:style style:name="T163" style:family="text">
      <style:text-properties style:font-name="JuniusX:dlig" fo:font-size="14pt" officeooo:rsid="00360fd2"/>
    </style:style>
    <style:style style:name="T164" style:family="text">
      <style:text-properties officeooo:rsid="0039ba9f"/>
    </style:style>
    <style:style style:name="T165" style:family="text">
      <style:text-properties officeooo:rsid="003b9e9e"/>
    </style:style>
    <style:style style:name="T166" style:family="text">
      <style:text-properties style:font-name="JuniusX:cv08=2&amp;smcp"/>
    </style:style>
    <style:style style:name="T167" style:family="text">
      <style:text-properties style:font-name="JuniusX:cv09=1&amp;smcp" officeooo:rsid="003b9e9e"/>
    </style:style>
    <style:style style:name="T168" style:family="text">
      <style:text-properties style:font-name="JuniusX:cv09=1&amp;ss07" fo:font-size="14pt" officeooo:rsid="003b9e9e"/>
    </style:style>
    <style:style style:name="T169" style:family="text">
      <style:text-properties style:font-name="Junicode" fo:font-style="italic" style:font-style-asian="italic" style:font-style-complex="italic"/>
    </style:style>
    <style:style style:name="T170" style:family="text">
      <style:text-properties officeooo:rsid="003fa184"/>
    </style:style>
    <style:style style:name="T171" style:family="text">
      <style:text-properties officeooo:rsid="00069b8a"/>
    </style:style>
    <style:style style:name="T172" style:family="text">
      <style:text-properties officeooo:rsid="004702d5"/>
    </style:style>
    <style:style style:name="T173" style:family="text">
      <style:text-properties officeooo:rsid="000d2b7c"/>
    </style:style>
    <style:style style:name="T174" style:family="text">
      <style:text-properties officeooo:rsid="00484885"/>
    </style:style>
    <style:style style:name="T175" style:family="text">
      <style:text-properties style:font-name="JuniusX:cv05=1&amp;smcp" officeooo:rsid="004b6c76"/>
    </style:style>
    <style:style style:name="T176" style:family="text">
      <style:text-properties officeooo:rsid="004c8ed2"/>
    </style:style>
    <style:style style:name="T177" style:family="text">
      <style:text-properties fo:font-weight="normal" style:font-weight-asian="normal" style:font-weight-complex="normal"/>
    </style:style>
    <style:style style:name="T178" style:family="text">
      <style:text-properties officeooo:rsid="0051e39c"/>
    </style:style>
    <style:style style:name="T179"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180" style:family="text">
      <style:text-properties fo:color="#127622" loext:opacity="100%" style:font-name="JuniusX3"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181" style:family="text">
      <style:text-properties fo:color="#8d281e" loext:opacity="100%" style:font-name="JuniusX2" fo:font-size="16pt" fo:font-weight="600" officeooo:rsid="0051e39c" style:font-name-asian="PingFang SC" style:font-size-asian="18.2000007629395pt" style:font-weight-asian="bold" style:font-name-complex="Arial Unicode MS" style:font-size-complex="18.2000007629395pt" style:font-weight-complex="bold"/>
    </style:style>
    <style:style style:name="T182" style:family="text">
      <style:text-properties officeooo:rsid="0053057c"/>
    </style:style>
    <style:style style:name="T183" style:family="text">
      <style:text-properties style:font-name="JuniusX:cv08=1&amp;smcp"/>
    </style:style>
    <style:style style:name="T184" style:family="text">
      <style:text-properties style:font-name="JuniusX:cv08=1&amp;smc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er-<text:span text:style-name="T181">S</text:span>electable OpenType <text:span text:style-name="T181">F</text:span>eatures in JuniusX/<text:span text:style-name="T182">JuniusVF</text:span></text:h>
      <text:p text:style-name="Standard"/>
      <text:p text:style-name="Standard"><text:span text:style-name="T169">Features are applied in the following order</text:span>:</text:p>
      <text:h text:style-name="Heading_20_2" text:outline-level="2"><text:span text:style-name="Source_20_Text">c2sc</text:span> – Small Capitals from Capitals</text:h>
      <text:p text:style-name="P1">All lower- and uppercase pairs have a small capital equivalent. <text:span text:style-name="T16">ABCDE → </text:span><text:span text:style-name="T17">ABCDE</text:span></text:p>
      <text:h text:style-name="Heading_20_2" text:outline-level="2"><text:span text:style-name="Source_20_Text">smcp</text:span> – Small Capitals</text:h>
      <text:p text:style-name="P1">Converts lowercase letters to small caps (when available); also several symbols and combining marks. <text:span text:style-name="T16">fghij → </text:span><text:span text:style-name="T18">fghij.</text:span></text:p>
      <text:h text:style-name="Heading_20_2" text:outline-level="2"><text:span text:style-name="Source_20_Text">pcap</text:span> – Petite Capitals</text:h>
      <text:p text:style-name="P1">Produces small caps in a size that harmonizes with lowercase letters. <text:span text:style-name="T172">The whole of the basic Latin alphabet is covered, plus several other letters.</text:span> <text:span text:style-name="T16">klmno → </text:span><text:span text:style-name="T31">klmno</text:span><text:span text:style-name="T16">.</text:span></text:p>
      <text:h text:style-name="Heading_20_2" text:outline-level="2"><text:span text:style-name="Source_20_Text">case</text:span> – Case-Sensitive <text:span text:style-name="T179">F</text:span>orms</text:h>
      <text:p text:style-name="P1">Produces combining marks (and later, perhaps, other glyphs) that harmonize with capital letters. <text:span text:style-name="T32">Ř X̉</text:span><text:span text:style-name="T16">.</text:span></text:p>
      <text:h text:style-name="Heading_20_2" text:outline-level="2"><text:span text:style-name="Source_20_Text">nalt</text:span> – Alternate Annotation Forms</text:h>
      <text:p text:style-name="P1">Produces letters and numbers circled, in parenthesis, or followed by periods, as follows:</text:p>
      <text:p text:style-name="P48">With index 1, circled letters or numbers: <text:span text:style-name="T1">a 1</text:span></text:p>
      <text:p text:style-name="P48">With index 2, letter or numbers in parentheses: <text:span text:style-name="T2">b 2</text:span></text:p>
      <text:p text:style-name="P48">With index 3, double-circled numbers: <text:span text:style-name="T3">3 4 10</text:span></text:p>
      <text:p text:style-name="P48">With index 4, white numbers in black circles: <text:span text:style-name="T4">5 6 10 20</text:span></text:p>
      <text:p text:style-name="P48">With index 5, numbers followed by period: <text:span text:style-name="T5">6 7 20</text:span></text:p>
      <text:h text:style-name="Heading_20_2" text:outline-level="2"><text:span text:style-name="Source_20_Text">tnum</text:span> – Tabular Figures</text:h>
      <text:p text:style-name="P1">F<text:span text:style-name="T170">ixed-width f</text:span>igures: 0123456789 <text:span text:style-name="T170">(default </text:span><text:span text:style-name="T172">or with </text:span><text:span text:style-name="Source_20_Text"><text:span text:style-name="T172">lnum</text:span></text:span><text:span text:style-name="T170">),</text:span> <text:span text:style-name="T6">0123456789 </text:span><text:span text:style-name="T7">(with </text:span><text:span text:style-name="Source_20_Text"><text:span text:style-name="T170">onum</text:span></text:span><text:span text:style-name="T7">).</text:span></text:p>
      <text:h text:style-name="Heading_20_2" text:outline-level="2"><text:span text:style-name="Source_20_Text">onum</text:span> – Oldstyle Figures</text:h>
      <text:p text:style-name="P1">Figures that harmonize with lowercase characters: <text:span text:style-name="T8">0123456789 </text:span><text:span text:style-name="T9">(default or with </text:span><text:span text:style-name="Source_20_Text"><text:span text:style-name="T170">tnum</text:span></text:span><text:span text:style-name="T9">),</text:span> <text:span text:style-name="T10">0123456789 </text:span><text:span text:style-name="T11">(with </text:span><text:span text:style-name="Source_20_Text"><text:span text:style-name="T170">pnum</text:span></text:span><text:span text:style-name="T11">).</text:span></text:p>
      <text:h text:style-name="Heading_20_2" text:outline-level="2"><text:soft-page-break/><text:span text:style-name="Source_20_Text">pnum</text:span> – Proportional Figures</text:h>
      <text:p text:style-name="P43"><text:span text:style-name="T170">Proportionally spaced </text:span><text:span text:style-name="T141">fi</text:span><text:span text:style-name="T171">gures: </text:span><text:span text:style-name="T14">0123456789 </text:span><text:span text:style-name="T15">(default or with </text:span><text:span text:style-name="Source_20_Text"><text:span text:style-name="T170">lnum</text:span></text:span><text:span text:style-name="T15">),</text:span><text:span text:style-name="T171"> </text:span><text:span text:style-name="T12">0123456789 </text:span><text:span text:style-name="T11">(with </text:span><text:span text:style-name="Source_20_Text"><text:span text:style-name="T170">onum</text:span></text:span><text:span text:style-name="T11">).</text:span></text:p>
      <text:h text:style-name="Heading_20_2" text:outline-level="2"><text:span text:style-name="Source_20_Text">lnum</text:span> – Lining Figures</text:h>
      <text:p text:style-name="P2">Figures in a uniform height, harmonizing with uppercase letters: 0123456789 <text:span text:style-name="T170">(default </text:span><text:span text:style-name="T172">or with </text:span><text:span text:style-name="Source_20_Text"><text:span text:style-name="T172">tnum</text:span></text:span><text:span text:style-name="T170">),</text:span> <text:span text:style-name="T13">0123456789 </text:span><text:span text:style-name="T15">(with </text:span><text:span text:style-name="Source_20_Text"><text:span text:style-name="T170">pnum</text:span></text:span><text:span text:style-name="T15">).</text:span></text:p>
      <text:h text:style-name="Heading_20_2" text:outline-level="2"><text:span text:style-name="Source_20_Text">zero</text:span> – Slashed <text:span text:style-name="T179">Z</text:span>ero</text:h>
      <text:p text:style-name="P8">Produces slashed zero in all number styles: <text:span text:style-name="T33">0 </text:span><text:span text:style-name="T34">0</text:span><text:span text:style-name="T33"> </text:span><text:span text:style-name="T35">0 </text:span><text:span text:style-name="T36">0</text:span>. Including superscripts and subscripts: <text:s/><text:span text:style-name="T37">0</text:span><text:span text:style-name="T35"> </text:span><text:span text:style-name="T38">0</text:span><text:span text:style-name="T35"> </text:span><text:span text:style-name="T39">0</text:span><text:span text:style-name="T35"> </text:span><text:span text:style-name="T40">0</text:span>.</text:p>
      <text:h text:style-name="Heading_20_2" text:outline-level="2"><text:span text:style-name="Source_20_Text">sups</text:span> – Superscripts</text:h>
      <text:p text:style-name="P3">Produces superscript numbers and letters. Only affects lining tabular and oldstyle proportional figures. All lowercase letters of the basic Latin alphabet are covered, and most uppercase letters: <text:span text:style-name="T41">0123</text:span> <text:span text:style-name="T42">4567 </text:span><text:span text:style-name="T41">abcde</text:span> <text:span text:style-name="T41">ABDEG</text:span>.</text:p>
      <text:h text:style-name="Heading_20_2" text:outline-level="2"><text:span text:style-name="Source_20_Text">subs</text:span> – Subscripts</text:h>
      <text:p text:style-name="P3">Produces subscript numbers. Only affects lining tabular and oldstyle proportional figures: <text:span text:style-name="T43">8901</text:span> <text:span text:style-name="T44">2345</text:span>.</text:p>
      <text:h text:style-name="Heading_20_2" text:outline-level="2"><text:span text:style-name="Source_20_Text">ornm</text:span> – Ornaments</text:h>
      <text:p text:style-name="P4">Produces ornaments (fleurons) in either of two ways: as an indexed variant of the bullet character (U+2022) or as a variant of a-z, A-C (all fleurons are available by either method):</text:p>
      <text:p text:style-name="P49">As a variant of •: 1=<text:span text:style-name="T45">•</text:span>, 2=<text:span text:style-name="T46">•</text:span>, 3=<text:span text:style-name="T47">•</text:span>, 4=<text:span text:style-name="T48">•</text:span>, etc., up to 29.</text:p>
      <text:p text:style-name="P49">As a variant of a-z, A-C: e=<text:span text:style-name="T49">e</text:span>, f=<text:span text:style-name="T49">f</text:span>, g=<text:span text:style-name="T49">g</text:span>, h=<text:span text:style-name="T49">h</text:span>, etc.</text:p>
      <text:h text:style-name="Heading_20_2" text:outline-level="2"><text:span text:style-name="Source_20_Text">ss01</text:span> – Alternate thorn and eth</text:h>
      <text:p text:style-name="P12"><text:span text:style-name="T21">Produces Nordic thorn and eth (</text:span><text:span text:style-name="T50">þðÞ</text:span><text:span text:style-name="T21">) when the language is English, and English thorn and eth (þðÞ) with any other language. This also affects small caps, crossed thorn (ꝥ</text:span><text:span text:style-name="T50"> ꝥ</text:span><text:span text:style-name="T21">), combining mark eth (U+1DD9, ◌ᷙ </text:span><text:span text:style-name="T50">◌ᷙ</text:span><text:span text:style-name="T21">), and enlarged thorn and eth (see </text:span><text:span text:style-name="Source_20_Text"><text:span text:style-name="T173">ss06</text:span></text:span><text:span text:style-name="T21">).</text:span></text:p>
      <text:h text:style-name="Heading_20_2" text:outline-level="2"><text:soft-page-break/><text:span text:style-name="Source_20_Text"><text:span text:style-name="T173">s</text:span></text:span><text:span text:style-name="Source_20_Text">s02</text:span><text:span text:style-name="T19"> – Insular </text:span><text:span text:style-name="T180">L</text:span><text:span text:style-name="T19">etter-</text:span><text:span text:style-name="T180">F</text:span><text:span text:style-name="T19">orms</text:span></text:h>
      <text:p text:style-name="P13"><text:span text:style-name="T19">Produces insular letter-forms, e.g. </text:span><text:span text:style-name="T51">dfgrsw</text:span><text:span text:style-name="T19">. Does not affect capitals (except W), as these are not commonly used in early manuscripts.</text:span></text:p>
      <text:h text:style-name="Heading_20_2" text:outline-level="2"><text:span text:style-name="Source_20_Text">hist</text:span> – Historical Forms</text:h>
      <text:p text:style-name="P14"><text:span text:style-name="T19">Changes s to </text:span><text:span text:style-name="T52">s</text:span><text:span text:style-name="T19"> (longs).</text:span></text:p>
      <text:h text:style-name="Heading_20_2" text:outline-level="2"><text:span text:style-name="Source_20_Text">ss03</text:span> – Long s</text:h>
      <text:p text:style-name="P14"><text:span text:style-name="T19">Changes s to </text:span><text:span text:style-name="T53">s</text:span><text:span text:style-name="T19"> (duplicating hist). </text:span><text:span text:style-name="T25">see also </text:span><text:span text:style-name="Source_20_Text"><text:span text:style-name="T174">ss08</text:span></text:span><text:span text:style-name="T25">.</text:span></text:p>
      <text:h text:style-name="Heading_20_2" text:outline-level="2"><text:span text:style-name="Source_20_Text">ss04</text:span> – High <text:span text:style-name="T179">O</text:span>verline</text:h>
      <text:p text:style-name="P15"><text:span text:style-name="T19">Produces a high overline over letters used as roman numbers, e.g. </text:span><text:span text:style-name="T54">cdij LMVX</text:span><text:span text:style-name="T19">.</text:span></text:p>
      <text:h text:style-name="Heading_20_2" text:outline-level="2"><text:span text:style-name="Source_20_Text">ss05</text:span> – Medium-High Overline</text:h>
      <text:p text:style-name="P15"><text:span text:style-name="T19">Produces a medium-high overline over (or through the ascenders of) letters used as roman numbers, e.g. <text:s/></text:span><text:span text:style-name="T55">cdij</text:span><text:span text:style-name="T19">.</text:span></text:p>
      <text:h text:style-name="Heading_20_2" text:outline-level="2"><text:span text:style-name="Source_20_Text">ss06</text:span> – Enlarged Minuscules:</text:h>
      <text:p text:style-name="P15"><text:span text:style-name="T19">Lowercase letters that match the height of normal ones, but with a higher x-height, e.g. </text:span><text:span text:style-name="T56">abcdefg</text:span><text:span text:style-name="T19">.</text:span></text:p>
      <text:h text:style-name="Heading_20_2" text:outline-level="2"><text:span text:style-name="Source_20_Text">ss07</text:span> – Underdotted <text:span text:style-name="T179">T</text:span>ext</text:h>
      <text:p text:style-name="P15"><text:span text:style-name="T19">Produces underdotted text for many letters (including the whole of the basic Latin alphabet and a number of other </text:span><text:span text:style-name="T30">letters</text:span><text:span text:style-name="T19">), e.g. </text:span><text:span text:style-name="T57">abcdefg HIJKLM</text:span><text:span text:style-name="T19">.</text:span></text:p>
      <text:h text:style-name="Heading_20_2" text:outline-level="2"><text:span text:style-name="Source_20_Text">ss08</text:span> – Contextual <text:span text:style-name="T179">L</text:span>ong s</text:h>
      <text:p text:style-name="P15"><text:span text:style-name="T19">In English and French text only, varies s and </text:span><text:span text:style-name="T52">s</text:span><text:span text:style-name="T19"> according to rules followed by many early printers: </text:span><text:span text:style-name="T58">sports, essence, stormy, disheveled, transfusions, slyness, cliffside</text:span><text:span text:style-name="T19">.</text:span></text:p>
      <text:h text:style-name="Heading_20_2" text:outline-level="2"><text:span text:style-name="Source_20_Text">ss11</text:span> – r <text:span text:style-name="T179">R</text:span>otunda</text:h>
      <text:p text:style-name="P16"><text:span text:style-name="T19">In lowercase and small caps, substitutes r rotunda (</text:span><text:span text:style-name="T59">r</text:span><text:span text:style-name="T19">) for r. See also </text:span><text:span text:style-name="Source_20_Text">ss16</text:span></text:p>
      <text:h text:style-name="Heading_20_2" text:outline-level="2"><text:span text:style-name="Source_20_Text">ss12</text:span> – Early English Futhorc</text:h>
      <text:p text:style-name="P17"><text:span text:style-name="T22">Changes Latin letters to their equivalents in the early English futhorc. Because of the variability of the runic alphabet, this method of transliteration may not produce the </text:span><text:soft-page-break/><text:span text:style-name="T22">result you want. In that case, it may be necessary to manually edit the result. ABCDEFG </text:span><text:span text:style-name="T20">→ <text:s/></text:span><text:span text:style-name="T61">ABCDEFG</text:span><text:span text:style-name="T22">.</text:span></text:p>
      <text:h text:style-name="Heading_20_2" text:outline-level="2"><text:span text:style-name="Source_20_Text">ss13</text:span> – Elder Futhark</text:h>
      <text:p text:style-name="P16"><text:span text:style-name="T19">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20">→ <text:s/></text:span><text:span text:style-name="T62">ABCDEFG</text:span><text:span text:style-name="T19">.</text:span></text:p>
      <text:h text:style-name="Heading_20_2" text:outline-level="2"><text:span text:style-name="Source_20_Text">ss14</text:span> – Younger Futhark</text:h>
      <text:p text:style-name="P17"><text:span text:style-name="T22">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20">→ <text:s/></text:span><text:span text:style-name="T64">ABCDEFG</text:span><text:span text:style-name="T22">.</text:span></text:p>
      <text:h text:style-name="Heading_20_2" text:outline-level="2"><text:span text:style-name="Source_20_Text">ss15</text:span> – Long Branch to Short Twig</text:h>
      <text:p text:style-name="P16"><text:span text:style-name="T19">In combination with </text:span><text:span text:style-name="Source_20_Text">ss14</text:span><text:span text:style-name="T19">, converts long branch to short twig runes: <text:s/></text:span><text:span text:style-name="T63">ABCDEFG </text:span><text:span text:style-name="T20">→</text:span><text:span text:style-name="T63"> </text:span><text:span text:style-name="T65">ABCDEFG</text:span><text:span text:style-name="T19">.</text:span></text:p>
      <text:h text:style-name="Heading_20_2" text:outline-level="2"><text:span text:style-name="Source_20_Text">ss16</text:span> – Contextual r <text:span text:style-name="T179">R</text:span>otunda</text:h>
      <text:p text:style-name="P18"><text:span text:style-name="T19">Converts r to </text:span><text:span text:style-name="T59">r</text:span><text:span text:style-name="T19"> following the most common rules of medieval manuscripts: </text:span><text:span text:style-name="T66">priest, firm, ornament</text:span><text:span text:style-name="T19">.</text:span></text:p>
      <text:h text:style-name="Heading_20_2" text:outline-level="2"><text:span text:style-name="Source_20_Text">ss18</text:span> – Old-<text:span text:style-name="T179">S</text:span>tyle <text:span text:style-name="T179">P</text:span>unctuation <text:span text:style-name="T179">S</text:span>pacing</text:h>
      <text:p text:style-name="P6">Colons, semicolons, parentheses, quotation marks and several other glyphs are spaced as in early printed books.</text:p>
      <text:h text:style-name="Heading_20_2" text:outline-level="2"><text:span text:style-name="Source_20_Text">ss19</text:span> – Latin to Gothic <text:span text:style-name="T179">T</text:span>ransliteration</text:h>
      <text:p text:style-name="P18"><text:span text:style-name="T19">Produces Gothic letters from Latin: Warþ þan in dagans jainans </text:span><text:span text:style-name="T20">→</text:span><text:span text:style-name="T19"> </text:span><text:span text:style-name="T67">Warþ þan in dagans jainans</text:span><text:span text:style-name="T19">.</text:span></text:p>
      <text:h text:style-name="Heading_20_2" text:outline-level="2"><text:span text:style-name="Source_20_Text">cv01</text:span> – Variants of aA</text:h>
      <text:p text:style-name="P19"><text:span text:style-name="T19">1=</text:span><text:span text:style-name="T72">aA</text:span><text:span text:style-name="T19">, 2=</text:span><text:span text:style-name="T71">aA</text:span><text:span text:style-name="T19">, 3=</text:span><text:span text:style-name="T70">a</text:span><text:span text:style-name="T19">, 4=</text:span><text:span text:style-name="T68">a</text:span><text:span text:style-name="T19">, 5=</text:span><text:span text:style-name="T69">a</text:span><text:span text:style-name="T19">.</text:span></text:p>
      <text:h text:style-name="Heading_20_2" text:outline-level="2"><text:span text:style-name="Source_20_Text">cv02</text:span> – Variants of ąĄ</text:h>
      <text:p text:style-name="P19"><text:span text:style-name="T19">1=</text:span><text:span text:style-name="T73">ąĄ</text:span><text:span text:style-name="T76">ą</text:span><text:span text:style-name="T19">, 2=</text:span><text:span text:style-name="T74">ąĄ</text:span><text:span text:style-name="T19">, 3=</text:span><text:span text:style-name="T75">Ą</text:span></text:p>
      <text:h text:style-name="P51" text:outline-level="2"><text:soft-page-break/><text:span text:style-name="Source_20_Text"><text:span text:style-name="T176">cv05</text:span></text:span></text:h>
      <text:p text:style-name="Standard">There are no variants of bB.</text:p>
      <text:h text:style-name="Heading_20_2" text:outline-level="2"><text:span text:style-name="Source_20_Text">cv04</text:span> – Variant of C</text:h>
      <text:p text:style-name="P5">1=<text:span text:style-name="T77">C</text:span></text:p>
      <text:h text:style-name="Heading_20_2" text:outline-level="2"><text:span text:style-name="Source_20_Text">cv05</text:span> – Variants of dD</text:h>
      <text:p text:style-name="P5">1=<text:span text:style-name="T79">dD</text:span><text:span text:style-name="T175">d</text:span>, 2=<text:span text:style-name="T78">d</text:span>. Also affects combining d: 1=<text:span text:style-name="T79">◌ͩ</text:span>, 2=<text:span text:style-name="T78">◌ͩ</text:span>.</text:p>
      <text:h text:style-name="Heading_20_2" text:outline-level="2"><text:span text:style-name="Source_20_Text">cv06</text:span></text:h>
      <text:p text:style-name="P10">Not used.</text:p>
      <text:h text:style-name="Heading_20_2" text:outline-level="2"><text:span text:style-name="Source_20_Text"><text:span text:style-name="T16">c</text:span></text:span><text:span text:style-name="Source_20_Text">v07</text:span><text:span text:style-name="T19"> – </text:span><text:span text:style-name="T23">Variants of eE</text:span></text:h>
      <text:p text:style-name="P7">1=<text:span text:style-name="T80">eE</text:span>, 2=<text:span text:style-name="T81">eE</text:span>, 3=<text:span text:style-name="T82">e</text:span><text:span text:style-name="T19">.</text:span></text:p>
      <text:h text:style-name="Heading_20_2" text:outline-level="2"><text:span text:style-name="Source_20_Text">cv08</text:span> – Variants of ęĘ</text:h>
      <text:p text:style-name="P50"><text:span text:style-name="T19">1=</text:span><text:span text:style-name="T83">ęĘ</text:span><text:span text:style-name="T183">ę</text:span><text:span text:style-name="T83">◌{^ę}</text:span><text:span text:style-name="T183"></text:span><text:span text:style-name="T83"></text:span><text:span text:style-name="T183"></text:span><text:span text:style-name="T19"> </text:span><text:span text:style-name="T165">(</text:span><text:span text:style-name="T19">etc.</text:span><text:span text:style-name="T165">)</text:span><text:span text:style-name="T19">, 2=</text:span><text:span text:style-name="T84">ęĘ</text:span><text:span text:style-name="T166">ę</text:span><text:span text:style-name="T19">.</text:span></text:p>
      <text:h text:style-name="Heading_20_2" text:outline-level="2"><text:span text:style-name="Source_20_Text">cv09</text:span> – Variants of f <text:span text:style-name="T85">F</text:span></text:h>
      <text:p text:style-name="P42"><text:span text:style-name="T85">1=</text:span><text:span text:style-name="T86">fF</text:span><text:span text:style-name="T167">f</text:span><text:span text:style-name="T168">f</text:span><text:span text:style-name="T85">, 2=</text:span><text:span text:style-name="T90">f</text:span><text:span text:style-name="T85">, 3=</text:span><text:span text:style-name="T89">f</text:span><text:span text:style-name="T85">, 4=</text:span><text:span text:style-name="T88">f</text:span><text:span text:style-name="T85">, 5=</text:span><text:span text:style-name="T87">f</text:span><text:span text:style-name="T85">.</text:span></text:p>
      <text:h text:style-name="Heading_20_2" text:outline-level="2"><text:span text:style-name="Source_20_Text">cv10</text:span> – Variants of Gg</text:h>
      <text:p text:style-name="P20">1=<text:span text:style-name="T91">gG</text:span><text:span text:style-name="T92">g</text:span>, <text:span text:style-name="T93">2=</text:span><text:span text:style-name="T97">gG</text:span><text:span text:style-name="T93">, 3=</text:span><text:span text:style-name="T96">g</text:span><text:span text:style-name="T93">, 4=</text:span><text:span text:style-name="T95">g</text:span><text:span text:style-name="T93">, 5=</text:span><text:span text:style-name="T94">g</text:span><text:span text:style-name="T93">.</text:span></text:p>
      <text:h text:style-name="Heading_20_2" text:outline-level="2"><text:span text:style-name="Source_20_Text">cv11</text:span> – Variants of ȝȜ (Yogh)</text:h>
      <text:p text:style-name="P21">1=<text:span text:style-name="T98">ȝȜ</text:span><text:span text:style-name="T101">ȝ</text:span><text:span text:style-name="T99">ȝȜ</text:span><text:span text:style-name="T100">ȝ</text:span>.</text:p>
      <text:h text:style-name="Heading_20_2" text:outline-level="2"><text:span text:style-name="Source_20_Text">cv12</text:span> – Variants of hH</text:h>
      <text:p text:style-name="P22">1=<text:span text:style-name="T103">hH</text:span>.</text:p>
      <text:h text:style-name="Heading_20_2" text:outline-level="2"><text:span text:style-name="Source_20_Text">cv13</text:span> – Variants of iI</text:h>
      <text:p text:style-name="P22">1=<text:span text:style-name="T105">iI</text:span>, 2=<text:span text:style-name="T104">i</text:span>.</text:p>
      <text:h text:style-name="Heading_20_2" text:outline-level="2"><text:span text:style-name="Source_20_Text">cv14</text:span></text:h>
      <text:p text:style-name="P44">There are no variants of jJ.</text:p>
      <text:h text:style-name="Heading_20_2" text:outline-level="2"><text:soft-page-break/><text:span text:style-name="Source_20_Text">cv15</text:span> – Variants of k</text:h>
      <text:p text:style-name="P23"><text:span text:style-name="T102">1=</text:span><text:span text:style-name="T108">k</text:span><text:span text:style-name="T102">, 2=</text:span><text:span text:style-name="T107">k</text:span><text:span text:style-name="T102">, 3=</text:span><text:span text:style-name="T106">k</text:span><text:span text:style-name="T102">.</text:span></text:p>
      <text:h text:style-name="Heading_20_2" text:outline-level="2"><text:span text:style-name="Source_20_Text">cv16</text:span> – Variant of l</text:h>
      <text:p text:style-name="P24">1=<text:span text:style-name="T109">l</text:span>.</text:p>
      <text:h text:style-name="Heading_20_2" text:outline-level="2"><text:span text:style-name="Source_20_Text">cv17</text:span> – Variant of ꝉ (U+A749)</text:h>
      <text:p text:style-name="P24">1=<text:span text:style-name="T110">ꝉ</text:span>.</text:p>
      <text:h text:style-name="Heading_20_2" text:outline-level="2"><text:span text:style-name="Source_20_Text">cv18</text:span> – Variants of mM</text:h>
      <text:p text:style-name="P25">1=<text:span text:style-name="T113">mM</text:span><text:span text:style-name="T114">m</text:span>, 2=<text:span text:style-name="T112">mM</text:span><text:span text:style-name="T115">m</text:span>, 3=<text:span text:style-name="T111">mM</text:span>.</text:p>
      <text:h text:style-name="Heading_20_2" text:outline-level="2"><text:span text:style-name="Source_20_Text">cv19</text:span> – Variants of nN</text:h>
      <text:p text:style-name="P26">1=<text:span text:style-name="T118">nN</text:span><text:span text:style-name="T119">n</text:span>, 2=<text:span text:style-name="T116">n</text:span><text:span text:style-name="T117">n</text:span>.</text:p>
      <text:h text:style-name="Heading_20_2" text:outline-level="2"><text:span text:style-name="Source_20_Text">cv20</text:span></text:h>
      <text:p text:style-name="P44">There are no variants of oO.</text:p>
      <text:h text:style-name="Heading_20_2" text:outline-level="2"><text:span text:style-name="Source_20_Text">cv21</text:span> – Variants of ø</text:h>
      <text:p text:style-name="P26">1=<text:span text:style-name="T123">ø</text:span>, 2=<text:span text:style-name="T122">ø</text:span>, 3=<text:span text:style-name="T121">ø</text:span>, 4=<text:span text:style-name="T120">ø</text:span>.</text:p>
      <text:h text:style-name="Heading_20_2" text:outline-level="2"><text:span text:style-name="Source_20_Text">cv22</text:span> – Variant of P</text:h>
      <text:p text:style-name="P27">1=<text:span text:style-name="T124">P</text:span>.</text:p>
      <text:h text:style-name="Heading_20_2" text:outline-level="2"><text:span text:style-name="Source_20_Text">cv23</text:span> – Variant of Q</text:h>
      <text:p text:style-name="P29"><text:span text:style-name="T125">1=</text:span><text:span text:style-name="T126">Q</text:span><text:span text:style-name="T125">.</text:span></text:p>
      <text:h text:style-name="Heading_20_2" text:outline-level="2"><text:span text:style-name="Source_20_Text">cv24</text:span> – Variants of rR</text:h>
      <text:p text:style-name="P28">1=<text:span text:style-name="T128">rR</text:span><text:span text:style-name="T129">r</text:span>, 2=<text:span text:style-name="T127">rR</text:span><text:span text:style-name="T130">r</text:span>.</text:p>
      <text:h text:style-name="Heading_20_2" text:outline-level="2"><text:span text:style-name="Source_20_Text">cv25</text:span> – Variants of sS</text:h>
      <text:p text:style-name="P30">1=<text:span text:style-name="T134">sS</text:span><text:span text:style-name="T135">s</text:span>, 2=<text:span text:style-name="T132">sS</text:span>, 3=<text:span text:style-name="T131">s</text:span>, 4=<text:span text:style-name="T133">s</text:span>.</text:p>
      <text:h text:style-name="Heading_20_2" text:outline-level="2"><text:span text:style-name="Source_20_Text">cv26</text:span> – Variants of tT</text:h>
      <text:p text:style-name="P45">1=<text:span text:style-name="T136">tT</text:span><text:span text:style-name="T137">t</text:span>.</text:p>
      <text:h text:style-name="Heading_20_2" text:outline-level="2"><text:soft-page-break/><text:span text:style-name="Source_20_Text">cv27</text:span></text:h>
      <text:p text:style-name="P44">There are no variants of uU.</text:p>
      <text:h text:style-name="Heading_20_2" text:outline-level="2"><text:span text:style-name="Source_20_Text"><text:span text:style-name="T138">cv28</text:span></text:span><text:span text:style-name="T138"> – Variants of vV</text:span></text:h>
      <text:p text:style-name="P46">1=<text:span text:style-name="T140">vV</text:span><text:span text:style-name="T142">v</text:span>, 2=<text:span text:style-name="T139">vV</text:span>.</text:p>
      <text:h text:style-name="Heading_20_2" text:outline-level="2"><text:span text:style-name="Source_20_Text">cv29</text:span></text:h>
      <text:p text:style-name="P44">There are no variants of wW.</text:p>
      <text:h text:style-name="Heading_20_2" text:outline-level="2"><text:span text:style-name="Source_20_Text">cv30</text:span> – Variants of x</text:h>
      <text:p text:style-name="P31">1=<text:span text:style-name="T144">x</text:span>, 2=<text:span text:style-name="T143">x</text:span>.</text:p>
      <text:h text:style-name="Heading_20_2" text:outline-level="2"><text:span text:style-name="Source_20_Text">cv31</text:span> – Variants of y</text:h>
      <text:p text:style-name="P32">1=<text:span text:style-name="T146">y</text:span>, 2=<text:span text:style-name="T145">y</text:span>.</text:p>
      <text:h text:style-name="Heading_20_2" text:outline-level="2"><text:span text:style-name="Source_20_Text">cv32</text:span> – Variant of Z</text:h>
      <text:p text:style-name="P47">1=<text:span text:style-name="T147">Z</text:span>.</text:p>
      <text:h text:style-name="Heading_20_2" text:outline-level="2"><text:span text:style-name="Source_20_Text">cv33</text:span>–<text:span text:style-name="Source_20_Text">cv39</text:span></text:h>
      <text:p text:style-name="P44">Reserved.</text:p>
      <text:h text:style-name="Heading_20_2" text:outline-level="2"><text:span text:style-name="Source_20_Text">cv40</text:span> – Variants of ⁊ (U+204A, Tironian nota)</text:h>
      <text:p text:style-name="P33">1=<text:span text:style-name="T149">⁊</text:span>, 2=<text:span text:style-name="T148">⁊</text:span>.</text:p>
      <text:h text:style-name="Heading_20_2" text:outline-level="2"><text:span text:style-name="Source_20_Text">cv41</text:span> – Variant of {(ru)} <text:span text:style-name="T151">(U+A75D, </text:span><text:span text:style-name="T178">rum abbreviation</text:span><text:span text:style-name="T151">)</text:span></text:h>
      <text:p text:style-name="P34">1=<text:span text:style-name="T150">{(ru)}</text:span>.</text:p>
      <text:h text:style-name="Heading_20_2" text:outline-level="2"><text:span text:style-name="Source_20_Text">cv42</text:span> – Variants of ◌{^zz} (U+035B, <text:span text:style-name="T178">combining zigzag above</text:span>)</text:h>
      <text:p text:style-name="P35">1=<text:span text:style-name="T153">◌{^zz}</text:span>, 2w=<text:span text:style-name="T152">◌{^zz}</text:span>.</text:p>
      <text:h text:style-name="Heading_20_2" text:outline-level="2"><text:span text:style-name="Source_20_Text">cv43</text:span> – Variant of ◌ᷓ (U+1DD3, <text:span text:style-name="T178">combining open a</text:span>)</text:h>
      <text:p text:style-name="P36">1=<text:span text:style-name="T154">◌ᷓ</text:span>.</text:p>
      <text:h text:style-name="Heading_20_2" text:outline-level="2"><text:span text:style-name="Source_20_Text">cv44</text:span> – Variant of ◌ᷣ (U+1DE3, <text:span text:style-name="T178">combining r rotunda</text:span>)</text:h>
      <text:p text:style-name="P37">1=<text:span text:style-name="T155">◌ᷣ</text:span>.</text:p>
      <text:h text:style-name="Heading_20_2" text:outline-level="2"><text:soft-page-break/><text:span text:style-name="Source_20_Text">cv45</text:span> – Variant of ◌̅◌ (U+0305, <text:span text:style-name="T178">two-letter overline</text:span>)</text:h>
      <text:p text:style-name="P38">1=<text:span text:style-name="T156">◌̅◌</text:span>.</text:p>
      <text:h text:style-name="Heading_20_2" text:outline-level="2"><text:span text:style-name="Source_20_Text">cv46</text:span> – Variant of ◌̃ (U+0303, <text:span text:style-name="T178">combining tilde</text:span>)</text:h>
      <text:p text:style-name="P39">1=<text:span text:style-name="T157">◌̃</text:span>.</text:p>
      <text:h text:style-name="Heading_20_2" text:outline-level="2"><text:span text:style-name="Source_20_Text">cv47</text:span>–<text:span text:style-name="Source_20_Text">cv49</text:span></text:h>
      <text:p text:style-name="P44">Reserved.</text:p>
      <text:h text:style-name="Heading_20_2" text:outline-level="2"><text:span text:style-name="Source_20_Text">cv50</text:span> – Variant of ʔ (U+0294, <text:span text:style-name="T178">glottal stop</text:span>)</text:h>
      <text:p text:style-name="P39">1=<text:span text:style-name="T158">ʔ</text:span>.</text:p>
      <text:h text:style-name="Heading_20_2" text:outline-level="2"><text:span text:style-name="Source_20_Text">cv51</text:span> – Variant of ? <text:span text:style-name="T164">(question mark)</text:span></text:h>
      <text:p text:style-name="P40">1=<text:span text:style-name="T159">?</text:span>.</text:p>
      <text:h text:style-name="Heading_20_2" text:outline-level="2"><text:span text:style-name="Source_20_Text">cv52</text:span>–<text:span text:style-name="Source_20_Text">cv99</text:span></text:h>
      <text:p text:style-name="P44">Reserved.</text:p>
      <text:h text:style-name="Heading_20_2" text:outline-level="2"><text:span text:style-name="Source_20_Text">rtlm</text:span> – Right to Left Mirrored Forms</text:h>
      <text:p text:style-name="P40">Produces mirrored runes, e.g. <text:span text:style-name="T60">ABCDEFG</text:span> <text:span text:style-name="T20">→ <text:s/></text:span><text:span text:style-name="T160">ABCDEFG</text:span><text:span text:style-name="T19">.</text:span></text:p>
      <text:h text:style-name="Heading_20_2" text:outline-level="2"><text:span text:style-name="Source_20_Text">hlig</text:span> – Historic <text:span text:style-name="T179">L</text:span>igatures</text:h>
      <text:p text:style-name="P41"><text:span text:style-name="T24">Produces ligatures </text:span><text:span text:style-name="T29">for combinations</text:span><text:span text:style-name="T24"> that </text:span><text:span text:style-name="T29">sh</text:span><text:span text:style-name="T24">ould not </text:span><text:span text:style-name="T28">ordinarily</text:span><text:span text:style-name="T24"> </text:span><text:span text:style-name="T29">form ligatures</text:span><text:span text:style-name="T24"> in modern text, e.g. UE=</text:span><text:span text:style-name="T161">UE</text:span><text:span text:style-name="T24">, af=</text:span><text:span text:style-name="T161">af</text:span><text:span text:style-name="T24">, al=</text:span><text:span text:style-name="T161">al</text:span><text:span text:style-name="T24">, ey=</text:span><text:span text:style-name="T161">ey</text:span><text:span text:style-name="T24">, pp=</text:span><text:span text:style-name="T161">pp</text:span><text:span text:style-name="T24">. This </text:span><text:span text:style-name="T26">feature</text:span><text:span text:style-name="T24"> does not </text:span><text:span text:style-name="T27">produce those</text:span><text:span text:style-name="T24"> digraphs that have a phonetic value, e.g. æ, ꜳ, ꜵ. See the MUFI recommendation for this distinction.</text:span></text:p>
      <text:h text:style-name="Heading_20_2" text:outline-level="2"><text:span text:style-name="Source_20_Text">dlig</text:span> – <text:span text:style-name="T179">D</text:span>iscretionary <text:span text:style-name="T179">L</text:span>igatures</text:h>
      <text:p text:style-name="P41"><text:span text:style-name="T24">Produces lesser-used ligatures, especially </text:span><text:span text:style-name="T162">st, ct</text:span><text:span text:style-name="T24">, but also archaic ligatures like </text:span><text:span text:style-name="T163">oꝛ</text:span><text:span text:style-name="T162">, o{(ru)}</text:span><text:span text:style-name="T24"> and roman numbers, e.g. </text:span><text:span text:style-name="T162">ii, II, xi, XI</text:span><text:span text:style-name="T24">.</text:span></text:p>
      <text:p text:style-name="P9"/>
      <text:p text:style-name="P11">The features <text:span text:style-name="Source_20_Text"><text:span text:style-name="T177">calt</text:span></text:span> (Contextual Alternates), and <text:span text:style-name="Source_20_Text"><text:span text:style-name="T177">liga</text:span></text:span> (Standard Ligatures) should always be on, but in Microsoft Word they have to be explicitly enabled. <text:span text:style-name="T178">If they are on, the features </text:span><text:span text:style-name="Source_20_Text"><text:span text:style-name="T177">ccmp</text:span></text:span> (Glyph Composition/Decomposition) <text:span text:style-name="T178">and </text:span><text:span text:style-name="Source_20_Text"><text:span text:style-name="T178">rlig</text:span></text:span><text:span text:style-name="T178"> (Required Ligatures) will also be 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usX3" svg:font-family="JuniusX" style:font-pitch="variable"/>
    <style:font-face style:name="JuniusX1" svg:font-family="JuniusX" style:font-adornments="Bold" style:font-pitch="variable"/>
    <style:font-face style:name="JuniusX"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1" svg:font-family="JuniusX:cv05=1" style:font-pitch="variable"/>
    <style:font-face style:name="JuniusX:cv05=1&amp;smcp" svg:font-family="JuniusX:cv05=1&amp;smcp" style:font-pitch="variable"/>
    <style:font-face style:name="JuniusX:cv05=2" svg:font-family="JuniusX:cv05=2" style:font-pitch="variable"/>
    <style:font-face style:name="JuniusX:cv07=1" svg:font-family="JuniusX:cv07=1"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1" svg:font-family="JuniusX:cv13=1" style:font-pitch="variable"/>
    <style:font-face style:name="JuniusX:cv13=2" svg:font-family="JuniusX:cv13=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1" svg:font-family="JuniusX:cv18=1" style:font-pitch="variable"/>
    <style:font-face style:name="JuniusX:cv18=1&amp;smcp" svg:font-family="JuniusX:cv18=1&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1" svg:font-family="JuniusX:cv24=1" style:font-pitch="variable"/>
    <style:font-face style:name="JuniusX:cv24=1&amp;smcp" svg:font-family="JuniusX:cv24=1&amp;smcp"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6&amp;smcp" svg:font-family="JuniusX:cv26&amp;smcp"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50" svg:font-family="JuniusX:cv50" style:font-pitch="variable"/>
    <style:font-face style:name="JuniusX:cv51" svg:font-family="JuniusX:cv51" style:font-pitch="variable"/>
    <style:font-face style:name="JuniusX:dlig" svg:font-family="JuniusX:dlig" style:font-pitch="variable"/>
    <style:font-face style:name="JuniusX:hist" svg:font-family="JuniusX:hist" style:font-pitch="variable"/>
    <style:font-face style:name="JuniusX:hlig" svg:font-family="JuniusX:hlig"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s01" svg:font-family="JuniusX:ss0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5in" fo:margin-bottom="0in" style:contextual-spacing="false" fo:line-height="0.25in"/>
      <style:text-properties fo:color="#127622" loext:opacity="100%" style:font-name="JuniusX1"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8d281e" loext:opacity="100%" style:font-name="JuniusX2" fo:font-family="JuniusX" style:font-style-name="Semibold" style:font-pitch="variable" fo:font-size="16pt" fo:font-weight="600"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0-12T23:16:42.528066386</dc:date>
    <meta:editing-duration>PT4H11M40S</meta:editing-duration>
    <meta:editing-cycles>57</meta:editing-cycles>
    <meta:generator>LibreOffice/7.0.1.2$MacOSX_X86_64 LibreOffice_project/7cbcfc562f6eb6708b5ff7d7397325de9e764452</meta:generator>
    <meta:document-statistic meta:table-count="0" meta:image-count="0" meta:object-count="0" meta:page-count="8" meta:paragraph-count="164" meta:word-count="1219" meta:character-count="7473" meta:non-whitespace-character-count="6350"/>
  </office:meta>
</office:document-meta>
</file>